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667in" style:rel-column-width="39419*"/>
    </style:style>
    <style:style style:name="Table8.B" style:family="table-column">
      <style:table-column-properties style:column-width="2.7604in" style:rel-column-width="2611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9569in" style:rel-column-width="18518*"/>
    </style:style>
    <style:style style:name="Table1.B" style:family="table-column">
      <style:table-column-properties style:column-width="0.5285in" style:rel-column-width="5001*"/>
    </style:style>
    <style:style style:name="Table1.C" style:family="table-column">
      <style:table-column-properties style:column-width="1.0417in" style:rel-column-width="9857*"/>
    </style:style>
    <style:style style:name="Table1.D" style:family="table-column">
      <style:table-column-properties style:column-width="1.5736in" style:rel-column-width="14891*"/>
    </style:style>
    <style:style style:name="Table1.E" style:family="table-column">
      <style:table-column-properties style:column-width="1.825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9569in" style:rel-column-width="18518*"/>
    </style:style>
    <style:style style:name="Table2.B" style:family="table-column">
      <style:table-column-properties style:column-width="0.5285in" style:rel-column-width="5001*"/>
    </style:style>
    <style:style style:name="Table2.C" style:family="table-column">
      <style:table-column-properties style:column-width="1.0417in" style:rel-column-width="9857*"/>
    </style:style>
    <style:style style:name="Table2.D" style:family="table-column">
      <style:table-column-properties style:column-width="1.5736in" style:rel-column-width="14891*"/>
    </style:style>
    <style:style style:name="Table2.F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F1" style:family="table-cell">
      <style:table-cell-properties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7" style:family="paragraph" style:parent-style-name="Standard">
      <style:text-properties style:font-name="Segoe UI" fo:font-size="7pt" style:font-size-asian="7pt" style:font-size-complex="7pt"/>
    </style:style>
    <style:style style:name="P8" style:family="paragraph" style:parent-style-name="Table_20_Contents">
      <style:text-properties style:font-name="Segoe UI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1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2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6">Customer <text:s text:c="14"/>: <text:s/><text:text-input text:description="customer">customer_name</text:text-input></text:p>
            </table:table-cell>
            <table:table-cell table:style-name="Table8.B1" office:value-type="string">
              <text:p text:style-name="P4">Date <text:s text:c="22"/>: <text:s/>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6">Job Order &amp; DR# <text:s/>: <text:s/><text:text-input text:description="job">job_order</text:text-input></text:p>
            </table:table-cell>
            <table:table-cell table:style-name="Table8.B2" office:value-type="string">
              <text:p text:style-name="P13">Fabric Style <text:s text:c="10"/>: <text:s text:c="2"/>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4">Quantity <text:s text:c="15"/>: <text:s text:c="2"/><text:text-input text:description="quant">quantity</text:text-input></text:p>
            </table:table-cell>
            <table:table-cell table:style-name="Table8.B2" office:value-type="string">
              <text:p text:style-name="P11">Total Quantity <text:s text:c="5"/>: <text:s/>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6">Design Name <text:s text:c="7"/>: <text:s/><text:text-input text:description="desName">design Name</text:text-input></text:p>
            </table:table-cell>
            <table:table-cell table:style-name="Table8.B2" office:value-type="string">
              <text:p text:style-name="P12"><text:s/>Color <text:s text:c="20"/>: <text:s text:c="2"/><text:text-input text:description="color">color</text:text-input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text-input text:description="screen1">screen1</text:text-input></text:p>
            </table:table-cell>
            <table:covered-table-cell/>
            <table:table-cell table:style-name="Table1.C2" office:value-type="string">
              <text:p text:style-name="P9"><text:text-input text:description="kilo1">kilo1</text:text-input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1">screen1_1</text:text-input></text:p>
            </table:table-cell>
            <table:table-cell table:style-name="Table1.A2" office:value-type="string">
              <text:p text:style-name="P10"><text:text-input text:description="per1_1">per1_1</text:text-input></text:p>
            </table:table-cell>
            <table:table-cell table:style-name="Table1.A2" office:value-type="string">
              <text:p text:style-name="P10"><text:text-input text:description="kg1_1">kg1_1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text-input text:description="screen1_2">screen1_2</text:text-input></text:p>
            </table:table-cell>
            <table:table-cell table:style-name="Table1.A2" office:value-type="string">
              <text:p text:style-name="P10"><text:text-input text:description="per1_2">per1_2</text:text-input></text:p>
            </table:table-cell>
            <table:table-cell table:style-name="Table1.A2" office:value-type="string">
              <text:p text:style-name="P10"><text:text-input text:description="kg1_2">kg1_2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text-input text:description="screen1_3">screen1_3</text:text-input></text:p>
            </table:table-cell>
            <table:table-cell table:style-name="Table1.A2" office:value-type="string">
              <text:p text:style-name="P10"><text:text-input text:description="per1_3">per1_3</text:text-input></text:p>
            </table:table-cell>
            <table:table-cell table:style-name="Table1.A2" office:value-type="string">
              <text:p text:style-name="P10"><text:text-input text:description="kg1_3">kg1_3</text:text-input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text-input text:description="bind1">bind1</text:text-input></text:span><text:span text:style-name="T1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 table:number-columns-repeated="2"/>
          <table:table-column table:style-name="Table2.F"/>
          <table:table-row table:style-name="Table2.1">
            <table:table-cell table:style-name="Table2.A1" table:number-columns-spanned="2" office:value-type="string">
              <text:p text:style-name="P8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C1" office:value-type="string">
              <text:p text:style-name="P9"><text:text-input text:description="m.get(&quot;kil2&quot;)">kilo2</text:text-input> <text:s/>Kgs</text:p>
            </table:table-cell>
            <table:table-cell table:style-name="Table2.C1" office:value-type="string">
              <text:p text:style-name="P9">Actual</text:p>
            </table:table-cell>
            <table:table-cell table:style-name="Table2.E1" office:value-type="string">
              <text:p text:style-name="P9">Consumption</text:p>
            </table:table-cell>
            <table:table-cell table:style-name="Table2.F1" office:value-type="string">
              <text:p text:style-name="P7"/>
            </table:table-cell>
          </table:table-row>
          <table:table-row>
            <table:table-cell table:style-name="Table2.A1" office:value-type="string">
              <text:p text:style-name="P10"><text:text-input text:description="m.get(&quot;name1&quot;)">March</text:text-input></text:p>
            </table:table-cell>
            <table:table-cell table:style-name="Table2.A1" office:value-type="string">
              <text:p text:style-name="P10"><text:text-input text:description="m.get(&quot;per1&quot;)">-2</text:text-input></text:p>
            </table:table-cell>
            <table:table-cell table:style-name="Table2.C2" office:value-type="string">
              <text:p text:style-name="P10"><text:text-input text:description="m.get(&quot;kilo1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  <table:table-cell table:style-name="Table2.F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2&quot;)">name2</text:text-input></text:p>
            </table:table-cell>
            <table:table-cell table:style-name="Table2.C2" office:value-type="string">
              <text:p text:style-name="P10"><text:text-input text:description="m.get(&quot;per2&quot;)">-2</text:text-input></text:p>
            </table:table-cell>
            <table:table-cell table:style-name="Table2.C2" office:value-type="string">
              <text:p text:style-name="P10"><text:text-input text:description="m.get(&quot;kilo2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  <table:table-cell table:style-name="Table2.F2" office:value-type="string">
              <text:p text:style-name="P8"/>
            </table:table-cell>
          </table:table-row>
          <table:table-row>
            <table:table-cell table:style-name="Table2.C2" office:value-type="string">
              <text:p text:style-name="P10"><text:text-input text:description="m.get(&quot;name3&quot;)">name3</text:text-input></text:p>
            </table:table-cell>
            <table:table-cell table:style-name="Table2.C2" office:value-type="string">
              <text:p text:style-name="P10"><text:text-input text:description="m.get(&quot;per3&quot;)">-2</text:text-input></text:p>
            </table:table-cell>
            <table:table-cell table:style-name="Table2.C2" office:value-type="string">
              <text:p text:style-name="P10"><text:text-input text:description="m.get(&quot;kilo3&quot;)">15</text:text-input></text:p>
            </table:table-cell>
            <table:table-cell table:style-name="Table2.C2" office:value-type="string">
              <text:p text:style-name="P8"/>
            </table:table-cell>
            <table:table-cell table:style-name="Table2.C2" office:value-type="string">
              <text:p text:style-name="P8"/>
            </table:table-cell>
            <table:table-cell table:style-name="Table2.F2" office:value-type="string">
              <text:p text:style-name="P8"/>
            </table:table-cell>
          </table:table-row>
        </table:table>
        <text:p text:style-name="P3"><text:tab/><text:tab/><text:tab/><text:span text:style-name="T1">Binder : <text:s/></text:span><text:span text:style-name="T2"><text:text-input text:description="m.get(&quot;bind2&quot;)">bind2</text:text-input></text:span><text:span text:style-name="T1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5-07T20:05:55.49</dc:date>
    <dc:creator>Eldridge Tan</dc:creator>
    <meta:editing-duration>P3DT8H48M48S</meta:editing-duration>
    <meta:editing-cycles>60</meta:editing-cycles>
    <meta:generator>OpenOffice/4.1.1$Win32 OpenOffice.org_project/411m6$Build-9775</meta:generator>
    <meta:document-statistic meta:table-count="3" meta:image-count="0" meta:object-count="0" meta:page-count="1" meta:paragraph-count="43" meta:word-count="159" meta:character-count="766"/>
  </office:meta>
</office:document-meta>
</file>